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3.529cm" fo:min-width="0.358cm"/>
    </style:style>
    <style:style style:name="gr2" style:family="graphic" style:parent-style-name="standard">
      <style:graphic-properties svg:stroke-color="#b2b2b2" draw:fill-color="#dddddd" draw:opacity="50%" draw:textarea-horizontal-align="justify" draw:textarea-vertical-align="middle" draw:auto-grow-height="false" fo:min-height="0.724cm" fo:min-width="0.516cm"/>
    </style:style>
    <style:style style:name="gr3" style:family="graphic" style:parent-style-name="standard">
      <style:graphic-properties svg:stroke-color="#b2b2b2" draw:fill-color="#dddddd" draw:opacity="50%" draw:textarea-horizontal-align="justify" draw:textarea-vertical-align="middle" draw:auto-grow-height="false" fo:min-height="1.782cm" fo:min-width="11.692cm"/>
    </style:style>
    <style:style style:name="gr4" style:family="graphic" style:parent-style-name="standard">
      <style:graphic-properties draw:stroke="solid" svg:stroke-color="#b2b2b2" draw:marker-start="" draw:fill-color="#dddddd" draw:opacity="50%" draw:textarea-horizontal-align="justify" draw:textarea-vertical-align="middle" draw:auto-grow-height="false" fo:min-height="1.782cm" fo:min-width="4.456cm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.344cm" fo:min-width="2.37cm"/>
    </style:style>
    <style:style style:name="gr6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2.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1.8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1.831cm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solid" draw:fill-color="#999999" draw:textarea-horizontal-align="center" draw:textarea-vertical-align="middle" draw:auto-grow-height="true" draw:auto-grow-width="false" fo:min-height="2.4cm" fo:min-width="1.831cm" fo:padding-top="0.151cm" fo:padding-bottom="0.151cm" fo:padding-left="0.276cm" fo:padding-right="0.276cm" draw:shadow="visible" draw:shadow-offset-x="0.141cm" draw:shadow-offset-y="-0.141cm" draw:shadow-opacity="27%"/>
    </style:style>
    <style:style style:name="gr10" style:family="graphic" style:parent-style-name="standard">
      <style:graphic-properties draw:fill-color="#666666" draw:textarea-vertical-align="middle"/>
    </style:style>
    <style:style style:name="gr11" style:family="graphic" style:parent-style-name="standard">
      <style:graphic-properties draw:stroke="none" svg:stroke-color="#000000" draw:fill="none" draw:fill-color="#999999" draw:textarea-horizontal-align="left" draw:auto-grow-height="true" draw:auto-grow-width="false" fo:min-height="0.654cm" fo:min-width="1.831cm"/>
    </style:style>
    <style:style style:name="gr12" style:family="graphic" style:parent-style-name="standard">
      <style:graphic-properties draw:fill-color="#cccccc" draw:textarea-vertical-align="middle" draw:auto-grow-height="false" fo:min-height="3.203cm" fo:min-width="0.643cm"/>
    </style:style>
    <style:style style:name="gr13" style:family="graphic" style:parent-style-name="standard">
      <style:graphic-properties svg:stroke-color="#b2b2b2" draw:fill-color="#999999" draw:textarea-horizontal-align="justify" draw:textarea-vertical-align="middle" draw:auto-grow-height="false" fo:min-height="2.13cm" fo:min-width="0.991cm"/>
    </style:style>
    <style:style style:name="gr14" style:family="graphic" style:parent-style-name="standard">
      <style:graphic-properties draw:stroke="none" svg:stroke-color="#000000" draw:fill="none" draw:fill-color="#999999" draw:textarea-horizontal-align="left" draw:auto-grow-height="true" draw:auto-grow-width="false" fo:min-height="0.69cm" fo:min-width="1.831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 draw:fill-color="#ffffff"/>
      <style:text-properties style:font-name="Latin Modern Math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  <style:text-properties style:font-name="Latin Modern Math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 draw:fill-color="#999999"/>
      <style:text-properties style:font-name="Latin Modern Math"/>
    </style:style>
    <style:style style:name="T1" style:family="text">
      <style:text-properties style:font-name="Latin Modern Math"/>
    </style:style>
    <style:style style:name="T2" style:family="text">
      <style:text-properties style:font-name="Latin Modern Math" fo:font-style="italic" style:font-style-asian="italic" style:font-style-complex="italic"/>
    </style:style>
    <style:style style:name="T3" style:family="text">
      <style:text-properties style:text-position="super 58%" style:font-name="Latin Modern Math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4.064cm" svg:x="11.511cm" svg:y="13.0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4.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15.7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6.072cm" svg:viewBox="0 0 2032 9699" draw:points="2032,0 2032,7667 0,9699 0,2032">
          <text:p/>
        </draw:polygon>
        <draw:polygon draw:style-name="gr3" draw:text-style-name="P2" draw:layer="layout" svg:width="2.031cm" svg:height="9.698cm" svg:x="18.945cm" svg:y="6.473cm" svg:viewBox="0 0 2032 9699" draw:points="2032,0 2032,7667 0,9699 0,2032">
          <text:p/>
        </draw:polygon>
        <draw:polygon draw:style-name="gr3" draw:text-style-name="P2" draw:layer="layout" svg:width="12.167cm" svg:height="2.031cm" svg:x="8.377cm" svg:y="6.071cm" svg:viewBox="0 0 12168 2032" draw:points="2014,0 12168,0 10136,2032 0,2032 0,2014">
          <text:p/>
        </draw:polygon>
        <draw:polygon draw:style-name="gr3" draw:text-style-name="P2" draw:layer="layout" svg:width="12.167cm" svg:height="2.031cm" svg:x="8.777cm" svg:y="14.171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8.10385331462315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8.555cm)" svg:viewBox="0 0 4915 2032" draw:points="2883,2032 0,2032 0,0 4915,0">
          <text:p/>
        </draw:polygon>
        <draw:polygon draw:style-name="gr4" draw:text-style-name="P2" draw:layer="layout" svg:width="4.914cm" svg:height="2.031cm" svg:x="5.567cm" svg:y="13.806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15.7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15.80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6.54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6.5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6.05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6.02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16.16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16.19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16.637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6.593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5.815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17.604cm)">
          <draw:text-box>
            <text:p><text:span text:style-name="T1">Splitter</text:span></text:p>
          </draw:text-box>
        </draw:frame>
        <draw:frame draw:style-name="gr9" draw:text-style-name="P7" draw:layer="layout" svg:width="3.213cm" svg:height="2.702cm" svg:x="14.672cm" svg:y="5.715cm">
          <draw:text-box>
            <text:p text:style-name="P6"><text:span text:style-name="T1">Unknown object </text:span><text:span text:style-name="T2">x</text:span></text:p>
          </draw:text-box>
        </draw:frame>
        <draw:circle draw:style-name="gr10" draw:text-style-name="P8" draw:layer="layout" svg:width="2.709cm" svg:height="2.709cm" svg:x="22.543cm" svg:y="6.157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4.344cm)" draw:kind="cut" draw:start-angle="240.01" draw:end-angle="119.96">
          <text:p/>
        </draw:circle>
        <draw:frame draw:style-name="gr11" draw:text-style-name="P9" draw:layer="layout" svg:width="3.429cm" svg:height="0.904cm" svg:x="21.17cm" svg:y="2.27cm">
          <draw:text-box>
            <text:p><text:span text:style-name="T1">Detector 1</text:span></text:p>
          </draw:text-box>
        </draw:frame>
        <draw:frame draw:style-name="gr11" draw:text-style-name="P9" draw:layer="layout" svg:width="3.429cm" svg:height="0.904cm" svg:x="22.371cm" svg:y="9.07cm">
          <draw:text-box>
            <text:p><text:span text:style-name="T1">Detector 2</text:span></text:p>
          </draw:text-box>
        </draw:frame>
        <draw:custom-shape draw:style-name="gr12" draw:text-style-name="P1" draw:layer="layout" svg:width="1.143cm" svg:height="3.453cm" svg:x="4.795cm" svg:y="13.116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13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12.508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12.209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5.1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311cm" svg:y="13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9.345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11.945cm">
          <draw:text-box>
            <text:p><text:span text:style-name="T1">Modulator </text:span><text:span text:style-name="T2">b</text:span></text:p>
          </draw:text-box>
        </draw:frame>
        <draw:custom-shape draw:style-name="gr1" draw:text-style-name="P1" draw:layer="layout" svg:width="1.143cm" svg:height="4.064cm" svg:x="11.511cm" svg:y="31.4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23.3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34.1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24.487cm" svg:viewBox="0 0 2032 9699" draw:points="2032,0 2032,7667 0,9699 0,2032">
          <text:p/>
        </draw:polygon>
        <draw:polygon draw:style-name="gr3" draw:text-style-name="P2" draw:layer="layout" svg:width="12.167cm" svg:height="2.031cm" svg:x="8.377cm" svg:y="24.486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26.5188533146231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26.97cm)" svg:viewBox="0 0 4915 2032" draw:points="2883,2032 0,2032 0,0 4915,0">
          <text:p/>
        </draw:polygon>
        <draw:polygon draw:style-name="gr4" draw:text-style-name="P2" draw:layer="layout" svg:width="4.914cm" svg:height="2.031cm" svg:x="5.567cm" svg:y="32.221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34.1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34.2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24.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24.93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24.46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24.44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34.58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34.6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35.052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25.008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24.23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36.019cm)">
          <draw:text-box>
            <text:p><text:span text:style-name="T1">Splitter</text:span></text:p>
          </draw:text-box>
        </draw:frame>
        <draw:frame draw:style-name="gr9" draw:text-style-name="P7" draw:layer="layout" svg:width="3.213cm" svg:height="2.702cm" svg:x="14.672cm" svg:y="24.13cm">
          <draw:text-box>
            <text:p text:style-name="P6"><text:span text:style-name="T1">Unknown object </text:span><text:span text:style-name="T2">x</text:span></text:p>
          </draw:text-box>
        </draw:frame>
        <draw:circle draw:style-name="gr10" draw:text-style-name="P8" draw:layer="layout" svg:width="2.709cm" svg:height="2.709cm" svg:x="22.543cm" svg:y="24.572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22.759cm)" draw:kind="cut" draw:start-angle="240.01" draw:end-angle="119.96">
          <text:p/>
        </draw:circle>
        <draw:frame draw:style-name="gr11" draw:text-style-name="P9" draw:layer="layout" svg:width="3.429cm" svg:height="0.904cm" svg:x="21.17cm" svg:y="20.685cm">
          <draw:text-box>
            <text:p><text:span text:style-name="T1">Detector 1</text:span></text:p>
          </draw:text-box>
        </draw:frame>
        <draw:frame draw:style-name="gr11" draw:text-style-name="P9" draw:layer="layout" svg:width="3.429cm" svg:height="0.904cm" svg:x="22.371cm" svg:y="27.485cm">
          <draw:text-box>
            <text:p><text:span text:style-name="T1">Detector 2</text:span></text:p>
          </draw:text-box>
        </draw:frame>
        <draw:custom-shape draw:style-name="gr12" draw:text-style-name="P1" draw:layer="layout" svg:width="1.143cm" svg:height="3.453cm" svg:x="4.795cm" svg:y="31.531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31.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30.923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30.624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2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27.76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30.36cm">
          <draw:text-box>
            <text:p><text:span text:style-name="T1">Modulator </text:span><text:span text:style-name="T2">b</text:span></text:p>
          </draw:text-box>
        </draw:frame>
        <draw:polygon draw:style-name="gr3" draw:text-style-name="P2" draw:layer="layout" svg:width="3.143cm" svg:height="2.031cm" svg:x="8.777cm" svg:y="32.586cm" svg:viewBox="0 0 3144 2032" draw:points="3144,2032 0,2032 0,2014 2014,0 3144,0">
          <text:p/>
        </draw:polygon>
        <draw:custom-shape draw:style-name="gr1" draw:text-style-name="P1" draw:layer="layout" svg:width="1.143cm" svg:height="4.064cm" svg:x="11.311cm" svg:y="31.6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50.5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42.4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53.2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43.537cm" svg:viewBox="0 0 2032 9699" draw:points="2032,0 2032,7667 0,9699 0,2032">
          <text:p/>
        </draw:polygon>
        <draw:polygon draw:style-name="gr3" draw:text-style-name="P2" draw:layer="layout" svg:width="2.031cm" svg:height="9.698cm" svg:x="18.945cm" svg:y="43.938cm" svg:viewBox="0 0 2032 9699" draw:points="2032,0 2032,7667 0,9699 0,2032">
          <text:p/>
        </draw:polygon>
        <draw:polygon draw:style-name="gr3" draw:text-style-name="P2" draw:layer="layout" svg:width="12.167cm" svg:height="2.031cm" svg:x="8.777cm" svg:y="51.636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45.5688533146232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46.02cm)" svg:viewBox="0 0 4915 2032" draw:points="2883,2032 0,2032 0,0 4915,0">
          <text:p/>
        </draw:polygon>
        <draw:polygon draw:style-name="gr4" draw:text-style-name="P2" draw:layer="layout" svg:width="4.914cm" svg:height="2.031cm" svg:x="5.567cm" svg:y="51.271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53.2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53.26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44.0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43.98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43.51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43.49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53.63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53.6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54.102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44.058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43.28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55.069cm)">
          <draw:text-box>
            <text:p><text:span text:style-name="T1">Splitter</text:span></text:p>
          </draw:text-box>
        </draw:frame>
        <draw:frame draw:style-name="gr9" draw:text-style-name="P7" draw:layer="layout" svg:width="3.213cm" svg:height="2.702cm" svg:x="14.672cm" svg:y="43.18cm">
          <draw:text-box>
            <text:p text:style-name="P6"><text:span text:style-name="T1">Unknown object </text:span><text:span text:style-name="T2">x</text:span></text:p>
          </draw:text-box>
        </draw:frame>
        <draw:circle draw:style-name="gr10" draw:text-style-name="P8" draw:layer="layout" svg:width="2.709cm" svg:height="2.709cm" svg:x="22.543cm" svg:y="43.622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41.809cm)" draw:kind="cut" draw:start-angle="240.01" draw:end-angle="119.96">
          <text:p/>
        </draw:circle>
        <draw:frame draw:style-name="gr11" draw:text-style-name="P9" draw:layer="layout" svg:width="3.429cm" svg:height="0.904cm" svg:x="21.17cm" svg:y="39.735cm">
          <draw:text-box>
            <text:p><text:span text:style-name="T1">Detector 1</text:span></text:p>
          </draw:text-box>
        </draw:frame>
        <draw:frame draw:style-name="gr11" draw:text-style-name="P9" draw:layer="layout" svg:width="3.429cm" svg:height="0.904cm" svg:x="22.371cm" svg:y="46.535cm">
          <draw:text-box>
            <text:p><text:span text:style-name="T1">Detector 2</text:span></text:p>
          </draw:text-box>
        </draw:frame>
        <draw:custom-shape draw:style-name="gr12" draw:text-style-name="P1" draw:layer="layout" svg:width="1.143cm" svg:height="3.453cm" svg:x="4.795cm" svg:y="50.581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50.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49.973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49.674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50.7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46.81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49.41cm">
          <draw:text-box>
            <text:p><text:span text:style-name="T1">Modulator </text:span><text:span text:style-name="T2">b</text:span></text:p>
          </draw:text-box>
        </draw:frame>
        <draw:polygon draw:style-name="gr3" draw:text-style-name="P2" draw:layer="layout" svg:width="3.416cm" svg:height="2.031cm" svg:x="8.377cm" svg:y="43.536cm" svg:viewBox="0 0 3417 2032" draw:points="3417,2032 0,2032 0,2014 2014,0 3417,0">
          <text:p/>
        </draw:polygon>
        <draw:custom-shape draw:style-name="gr1" draw:text-style-name="P1" draw:layer="layout" svg:width="1.143cm" svg:height="4.064cm" svg:x="11.311cm" svg:y="42.6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9" draw:layer="layout" svg:width="4.382cm" svg:height="0.94cm" svg:x="21.438cm" svg:y="9.933cm">
          <draw:text-box>
            <text:p><text:span text:style-name="T1">y = |ax + b|</text:span><text:span text:style-name="T3">2</text:span></text:p>
          </draw:text-box>
        </draw:frame>
        <draw:frame draw:style-name="gr14" draw:text-style-name="P9" draw:layer="layout" svg:width="3.073cm" svg:height="0.94cm" svg:x="22.738cm" svg:y="28.433cm">
          <draw:text-box>
            <text:p><text:span text:style-name="T1">y = |ax|</text:span><text:span text:style-name="T3">2</text:span></text:p>
          </draw:text-box>
        </draw:frame>
        <draw:frame draw:style-name="gr14" draw:text-style-name="P9" draw:layer="layout" svg:width="3.073cm" svg:height="0.94cm" svg:x="22.739cm" svg:y="47.433cm">
          <draw:text-box>
            <text:p><text:span text:style-name="T1">y = |b|</text:span><text:span text:style-name="T3">2</text:span></text:p>
          </draw:text-box>
        </draw:frame>
        <draw:custom-shape draw:style-name="gr1" draw:text-style-name="P1" draw:layer="layout" svg:width="1.143cm" svg:height="4.064cm" svg:x="11.511cm" svg:y="68.31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511cm" svg:y="60.2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032cm" svg:height="2.921cm" draw:transform="rotate (1.5707963267949) translate (2.465cm 71.0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2.031cm" svg:height="9.698cm" svg:x="8.345cm" svg:y="61.317cm" svg:viewBox="0 0 2032 9699" draw:points="2032,0 2032,7667 0,9699 0,2032">
          <text:p/>
        </draw:polygon>
        <draw:polygon draw:style-name="gr3" draw:text-style-name="P2" draw:layer="layout" svg:width="2.031cm" svg:height="9.698cm" svg:x="18.945cm" svg:y="61.718cm" svg:viewBox="0 0 2032 9699" draw:points="2032,0 2032,7667 0,9699 0,2032">
          <text:p/>
        </draw:polygon>
        <draw:polygon draw:style-name="gr3" draw:text-style-name="P2" draw:layer="layout" svg:width="12.167cm" svg:height="2.031cm" svg:x="8.377cm" svg:y="61.316cm" svg:viewBox="0 0 12168 2032" draw:points="2014,0 12168,0 10136,2032 0,2032 0,2014">
          <text:p/>
        </draw:polygon>
        <draw:polygon draw:style-name="gr3" draw:text-style-name="P2" draw:layer="layout" svg:width="12.167cm" svg:height="2.031cm" svg:x="8.777cm" svg:y="69.416cm" svg:viewBox="0 0 12168 2032" draw:points="2014,0 12168,0 10136,2032 0,2032 0,2014">
          <text:p/>
        </draw:polygon>
        <draw:polygon draw:style-name="gr4" draw:text-style-name="P2" draw:layer="layout" svg:width="4.914cm" svg:height="2.031cm" draw:transform="rotate (1.5707963267949) translate (18.5045102245654cm 63.3488533146232cm)" svg:viewBox="0 0 4915 2032" draw:points="2032,2032 4915,2032 4915,0 0,0">
          <text:p/>
        </draw:polygon>
        <draw:polygon draw:style-name="gr4" draw:text-style-name="P2" draw:layer="layout" svg:width="4.914cm" svg:height="2.031cm" draw:transform="rotate (-3.14159265358979) translate (23.755cm 63.8cm)" svg:viewBox="0 0 4915 2032" draw:points="2883,2032 0,2032 0,0 4915,0">
          <text:p/>
        </draw:polygon>
        <draw:polygon draw:style-name="gr4" draw:text-style-name="P2" draw:layer="layout" svg:width="4.914cm" svg:height="2.031cm" svg:x="5.567cm" svg:y="69.051cm" svg:viewBox="0 0 4915 2032" draw:points="2883,2032 0,2032 0,0 4915,0">
          <text:p/>
        </draw:polygon>
        <draw:g>
          <draw:custom-shape draw:style-name="gr5" draw:text-style-name="P3" draw:layer="layout" svg:width="2.934cm" svg:height="0.658cm" draw:transform="rotate (0.785398163397448) translate (8.28cm 71.0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8.308cm 71.04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20.98cm 61.7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20.952cm 61.76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-2.35619449019234) translate (10.42cm 61.29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-2.35619449019234) translate (10.392cm 61.27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2.934cm" svg:height="0.658cm" draw:transform="rotate (0.785398163397448) translate (18.84cm 71.41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934cm" svg:height="0.051cm" draw:transform="rotate (0.785398163397448) translate (18.868cm 71.43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text-style-name="P5" draw:layer="layout" svg:width="2.331cm" svg:height="0.89cm" draw:transform="rotate (0.785398163397448) translate (19.729cm 71.882cm)">
          <draw:text-box>
            <text:p><text:span text:style-name="T1">Mirror</text:span></text:p>
          </draw:text-box>
        </draw:frame>
        <draw:frame draw:style-name="gr7" draw:text-style-name="P5" draw:layer="layout" svg:width="2.331cm" svg:height="0.89cm" draw:transform="rotate (0.785398163397448) translate (7.245cm 61.838cm)">
          <draw:text-box>
            <text:p><text:span text:style-name="T1">Mirror</text:span></text:p>
          </draw:text-box>
        </draw:frame>
        <draw:frame draw:style-name="gr8" draw:text-style-name="P5" draw:layer="layout" svg:width="2.712cm" svg:height="1.017cm" draw:transform="rotate (0.785398163397448) translate (20.526cm 61.06cm)">
          <draw:text-box>
            <text:p><text:span text:style-name="T1">Splitter</text:span></text:p>
          </draw:text-box>
        </draw:frame>
        <draw:frame draw:style-name="gr8" draw:text-style-name="P5" draw:layer="layout" svg:width="2.712cm" svg:height="1.017cm" draw:transform="rotate (0.785398163397448) translate (6.194cm 72.849cm)">
          <draw:text-box>
            <text:p><text:span text:style-name="T1">Splitter</text:span></text:p>
          </draw:text-box>
        </draw:frame>
        <draw:circle draw:style-name="gr10" draw:text-style-name="P8" draw:layer="layout" svg:width="2.709cm" svg:height="2.709cm" svg:x="22.543cm" svg:y="61.402cm" draw:kind="cut" draw:start-angle="240.01" draw:end-angle="119.96">
          <text:p/>
        </draw:circle>
        <draw:circle draw:style-name="gr10" draw:text-style-name="P8" draw:layer="layout" svg:width="2.709cm" svg:height="2.709cm" draw:transform="rotate (1.5707963267949) translate (18.14cm 59.589cm)" draw:kind="cut" draw:start-angle="240.01" draw:end-angle="119.96">
          <text:p/>
        </draw:circle>
        <draw:frame draw:style-name="gr11" draw:text-style-name="P9" draw:layer="layout" svg:width="3.429cm" svg:height="0.904cm" svg:x="21.17cm" svg:y="57.515cm">
          <draw:text-box>
            <text:p><text:span text:style-name="T1">Detector 1</text:span></text:p>
          </draw:text-box>
        </draw:frame>
        <draw:frame draw:style-name="gr11" draw:text-style-name="P9" draw:layer="layout" svg:width="3.429cm" svg:height="0.904cm" svg:x="22.371cm" svg:y="64.315cm">
          <draw:text-box>
            <text:p><text:span text:style-name="T1">Detector 2</text:span></text:p>
          </draw:text-box>
        </draw:frame>
        <draw:custom-shape draw:style-name="gr12" draw:text-style-name="P1" draw:layer="layout" svg:width="1.143cm" svg:height="3.453cm" svg:x="4.795cm" svg:y="68.361cm">
          <text:p/>
          <draw:enhanced-geometry draw:mirror-horizontal="true" draw:glue-point-type="segments" draw:type="mso-spt100" draw:modifiers="-90 90.158100535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651cm" svg:height="2.54cm" svg:x="1.343cm" svg:y="6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421cm" svg:height="1.017cm" svg:x="1.062cm" svg:y="67.753cm">
          <draw:text-box>
            <text:p><text:span text:style-name="T1">Source</text:span></text:p>
          </draw:text-box>
        </draw:frame>
        <draw:frame draw:style-name="gr8" draw:text-style-name="P5" draw:layer="layout" svg:width="2.421cm" svg:height="1.017cm" svg:x="4.563cm" svg:y="67.454cm">
          <draw:text-box>
            <text:p><text:span text:style-name="T1">Lens</text:span></text:p>
          </draw:text-box>
        </draw:frame>
        <draw:custom-shape draw:style-name="gr1" draw:text-style-name="P1" draw:layer="layout" svg:width="1.143cm" svg:height="4.064cm" svg:x="11.311cm" svg:y="60.41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143cm" svg:height="4.064cm" svg:x="11.311cm" svg:y="68.5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9" draw:layer="layout" svg:width="4.064cm" svg:height="0.904cm" svg:x="10.549cm" svg:y="64.59cm">
          <draw:text-box>
            <text:p><text:span text:style-name="T1">Modulator </text:span><text:span text:style-name="T2">a</text:span></text:p>
          </draw:text-box>
        </draw:frame>
        <draw:frame draw:style-name="gr11" draw:text-style-name="P9" draw:layer="layout" svg:width="4.064cm" svg:height="0.904cm" svg:x="10.549cm" svg:y="67.19cm">
          <draw:text-box>
            <text:p><text:span text:style-name="T1">Modulator </text:span><text:span text:style-name="T2">b</text:span></text:p>
          </draw:text-box>
        </draw:frame>
        <draw:frame draw:style-name="gr14" draw:text-style-name="P9" draw:layer="layout" svg:width="3.9cm" svg:height="0.94cm" svg:x="21.438cm" svg:y="65.178cm">
          <draw:text-box>
            <text:p><text:span text:style-name="T1">y = |a + b|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19:41:39.020891544</meta:creation-date>
    <dc:date>2018-08-26T23:47:17.168715143</dc:date>
    <meta:editing-duration>PT35M1S</meta:editing-duration>
    <meta:editing-cycles>8</meta:editing-cycles>
    <meta:generator>LibreOffice/5.1.6.2.0$Linux_X86_64 LibreOffice_project/10$Build-2</meta:generator>
    <meta:document-statistic meta:object-count="158"/>
  </office:meta>
</office:document-meta>
</file>